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fim Notes</text:h>
      <text:p text:style-name="Standard"/>
      <text:h text:style-name="Heading_20_2" text:outline-level="2">To Do List</text:h>
      <text:list xml:id="list5624986076515277663" text:style-name="L1">
        <text:list-item>
          <text:p text:style-name="P2">Create Communication Protocol</text:p>
        </text:list-item>
      </text:list>
      <text:p text:style-name="Standard"/>
      <text:p text:style-name="Standard"/>
      <text:h text:style-name="Heading_20_2" text:outline-level="2">Notes</text:h>
      <text:p text:style-name="Standard"/>
      <text:p text:style-name="Heading">Communication Protocol</text:p>
      <text:p text:style-name="Standard"/>
      <text:p text:style-name="Standard">TARGET – Unique ID</text:p>
      <text:p text:style-name="Standard">COMMAND – Rotate, Speed</text:p>
      <text:p text:style-name="Standard">VALUE</text:p>
      <text:p text:style-name="Standard">TIME – The amount of time to maintain the state</text:p>
      <text:p text:style-name="Standard"/>
      <text:p text:style-name="Standard">Target Id List</text:p>
      <text:p text:style-name="Standard"/>
      <text:p text:style-name="Standard">10 – Servo Head Verticle</text:p>
      <text:p text:style-name="Standard">11 – Servo Head Horizantal</text:p>
      <text:p text:style-name="Standard"/>
      <text:p text:style-name="Standard">20 – LED Display</text:p>
      <text:p text:style-name="Standard"/>
      <text:p text:style-name="Standard"/>
      <text:p text:style-name="Heading">Arduino Libraries</text:p>
      <text:p text:style-name="Standard"/>
      <text:list xml:id="list3853076389354919197" text:style-name="L2">
        <text:list-item>
          <text:p text:style-name="P3">Arduino Easy Transfer - <text:a xlink:type="simple" xlink:href="https://github.com/madsci1016/Arduino-EasyTransfer">https://github.com/madsci1016/Arduino-EasyTransfer</text:a></text:p>
        </text:list-item>
        <text:list-item>
          <text:p text:style-name="P3">ADK 2011 - <text:a xlink:type="simple" xlink:href="http://developer.android.com/tools/adk/adk.html">http://developer.android.com/tools/adk/adk.html</text:a>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2M3S</meta:editing-duration>
    <meta:editing-cycles>4</meta:editing-cycles>
    <meta:generator>OpenOffice.org/3.4.1$Win32 OpenOffice.org_project/341m1$Build-9593</meta:generator>
    <dc:date>2014-02-15T20:58:11.44</dc:date>
    <dc:creator>Joshua Frank</dc:creator>
    <meta:document-statistic meta:table-count="0" meta:image-count="0" meta:object-count="0" meta:page-count="1" meta:paragraph-count="16" meta:word-count="61" meta:character-count="401"/>
    <meta:user-defined meta:name="Info 1"/>
    <meta:user-defined meta:name="Info 2"/>
    <meta:user-defined meta:name="Info 3"/>
    <meta:user-defined meta:name="Info 4"/>
  </office:meta>
</office:document-meta>
</file>